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23]*[$globals.$C$32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23]*[$globals.$C$32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23]*[$globals.$C$32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23]*[$globals.$C$32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23]*[$globals.$C$32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23]*[$globals.$C$32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23]*[$globals.$C$32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1.5">
            <text:p>1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200000">
            <text:p>1,200,000</text:p>
          </table:table-cell>
          <table:table-cell table:formula="oooc:=CEILING(([.R32]-[.V32]/2);[.V32])" office:value-type="float" office:value="2.24">
            <text:p>2.24</text:p>
          </table:table-cell>
          <table:table-cell table:formula="oooc:=CEILING(([.T32]-[.W32]/2);[.W32])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1.5">
            <text:p>1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7797.06240427426">
            <text:p>7797.06</text:p>
          </table:table-cell>
          <table:table-cell table:formula="oooc:=[.AA31]/[.M32]" office:value-type="float" office:value="0.102602744279878">
            <text:p>0.1</text:p>
          </table:table-cell>
          <table:table-cell table:formula="oooc:=([.D32]/[.C32])/([.R32]/[.Q32])" office:value-type="float" office:value="0.972812137257819">
            <text:p>0.97</text:p>
          </table:table-cell>
          <table:table-cell/>
          <table:table-cell table:formula="oooc:=[.I32]^[$globals.$C$23]*[$globals.$C$32]/[.R32]*[.K32]*[.Y32]" office:value-type="float" office:value="1169559.36064114">
            <text:p>1169559.36</text:p>
          </table:table-cell>
          <table:table-cell table:formula="oooc:=[.S32]/[.H32]" office:value-type="float" office:value="2.24419226444972">
            <text:p>2.24</text:p>
          </table:table-cell>
          <table:table-cell table:formula="oooc:=[.I32]/[.J32]" office:value-type="float" office:value="67.3257679334915">
            <text:p>67.33</text:p>
          </table:table-cell>
          <table:table-cell table:formula="oooc:=[.$D32]*[$globals.$C$34]/[.$K32]" office:value-type="float" office:value="134.4">
            <text:p>134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900000">
            <text:p>2,900,000</text:p>
          </table:table-cell>
          <table:table-cell table:formula="oooc:=CEILING(([.R33]-[.V33]/2);[.V33])" office:value-type="float" office:value="3.67">
            <text:p>3.67</text:p>
          </table:table-cell>
          <table:table-cell table:formula="oooc:=CEILING(([.T33]-[.W33]/2);[.W33])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1.5">
            <text:p>1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19342.2845288504">
            <text:p>19342.28</text:p>
          </table:table-cell>
          <table:table-cell table:formula="oooc:=[.AA31]/[.M33]" office:value-type="float" office:value="0.0413601608851707">
            <text:p>0.04</text:p>
          </table:table-cell>
          <table:table-cell table:formula="oooc:=([.D33]/[.C33])/([.R33]/[.Q33])" office:value-type="float" office:value="1.0012033594359">
            <text:p>1</text:p>
          </table:table-cell>
          <table:table-cell/>
          <table:table-cell table:formula="oooc:=[.I33]^[$globals.$C$23]*[$globals.$C$32]/[.R33]*[.K33]*[.Y33]" office:value-type="float" office:value="2901342.67932756">
            <text:p>2901342.68</text:p>
          </table:table-cell>
          <table:table-cell table:formula="oooc:=[.S33]/[.H33]" office:value-type="float" office:value="3.66728612048145">
            <text:p>3.67</text:p>
          </table:table-cell>
          <table:table-cell table:formula="oooc:=[.I33]/[.J33]" office:value-type="float" office:value="110.018583614444">
            <text:p>110.02</text:p>
          </table:table-cell>
          <table:table-cell table:formula="oooc:=[.$D33]*[$globals.$C$34]/[.$K33]" office:value-type="float" office:value="220.2">
            <text:p>220.2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7200000">
            <text:p>7,200,000</text:p>
          </table:table-cell>
          <table:table-cell table:formula="oooc:=CEILING(([.R34]-[.V34]/2);[.V34])" office:value-type="float" office:value="5.99">
            <text:p>5.99</text:p>
          </table:table-cell>
          <table:table-cell table:formula="oooc:=CEILING(([.T34]-[.W34]/2);[.W34])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1.5">
            <text:p>1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47982.6826305654">
            <text:p>47982.68</text:p>
          </table:table-cell>
          <table:table-cell table:formula="oooc:=[.AA31]/[.M34]" office:value-type="float" office:value="0.0166726818123002">
            <text:p>0.02</text:p>
          </table:table-cell>
          <table:table-cell table:formula="oooc:=([.D34]/[.C34])/([.R34]/[.Q34])" office:value-type="float" office:value="0.999172750574519">
            <text:p>1</text:p>
          </table:table-cell>
          <table:table-cell/>
          <table:table-cell table:formula="oooc:=[.I34]^[$globals.$C$23]*[$globals.$C$32]/[.R34]*[.K34]*[.Y34]" office:value-type="float" office:value="7197402.39458481">
            <text:p>7197402.39</text:p>
          </table:table-cell>
          <table:table-cell table:formula="oooc:=[.S34]/[.H34]" office:value-type="float" office:value="5.99279647404615">
            <text:p>5.99</text:p>
          </table:table-cell>
          <table:table-cell table:formula="oooc:=[.I34]/[.J34]" office:value-type="float" office:value="179.783894221384">
            <text:p>179.78</text:p>
          </table:table-cell>
          <table:table-cell table:formula="oooc:=[.$D34]*[$globals.$C$34]/[.$K34]" office:value-type="float" office:value="359.4">
            <text:p>359.4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8000000">
            <text:p>18,000,000</text:p>
          </table:table-cell>
          <table:table-cell table:formula="oooc:=CEILING(([.R35]-[.V35]/2);[.V35])" office:value-type="float" office:value="9.79">
            <text:p>9.79</text:p>
          </table:table-cell>
          <table:table-cell table:formula="oooc:=CEILING(([.T35]-[.W35]/2);[.W35])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1.5">
            <text:p>1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19031.32895142">
            <text:p>119031.33</text:p>
          </table:table-cell>
          <table:table-cell table:formula="oooc:=[.AA31]/[.M35]" office:value-type="float" office:value="0.00672091966919482">
            <text:p>0.01</text:p>
          </table:table-cell>
          <table:table-cell table:formula="oooc:=([.D35]/[.C35])/([.R35]/[.Q35])" office:value-type="float" office:value="0.991627280065913">
            <text:p>0.99</text:p>
          </table:table-cell>
          <table:table-cell/>
          <table:table-cell table:formula="oooc:=[.I35]^[$globals.$C$23]*[$globals.$C$32]/[.R35]*[.K35]*[.Y35]" office:value-type="float" office:value="17854699.3427131">
            <text:p>17854699.34</text:p>
          </table:table-cell>
          <table:table-cell table:formula="oooc:=[.S35]/[.H35]" office:value-type="float" office:value="9.79296635153875">
            <text:p>9.79</text:p>
          </table:table-cell>
          <table:table-cell table:formula="oooc:=[.I35]/[.J35]" office:value-type="float" office:value="293.788990546163">
            <text:p>293.79</text:p>
          </table:table-cell>
          <table:table-cell table:formula="oooc:=[.$D35]*[$globals.$C$34]/[.$K35]" office:value-type="float" office:value="587.4">
            <text:p>587.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4000000">
            <text:p>44,000,000</text:p>
          </table:table-cell>
          <table:table-cell table:formula="oooc:=CEILING(([.R36]-[.V36]/2);[.V36])" office:value-type="float" office:value="16">
            <text:p>16</text:p>
          </table:table-cell>
          <table:table-cell table:formula="oooc:=CEILING(([.T36]-[.W36]/2);[.W36])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1.5">
            <text:p>1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295282.724832809">
            <text:p>295282.72</text:p>
          </table:table-cell>
          <table:table-cell table:formula="oooc:=[.AA31]/[.M36]" office:value-type="float" office:value="0.00270926787353701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44292408.7249214">
            <text:p>44292408.72</text:p>
          </table:table-cell>
          <table:table-cell table:formula="oooc:=[.S36]/[.H36]" office:value-type="float" office:value="16.0029112247859">
            <text:p>16</text:p>
          </table:table-cell>
          <table:table-cell table:formula="oooc:=[.I36]/[.J36]" office:value-type="float" office:value="480.087336743576">
            <text:p>480.09</text:p>
          </table:table-cell>
          <table:table-cell table:formula="oooc:=[.$D36]*[$globals.$C$34]/[.$K36]" office:value-type="float" office:value="960">
            <text:p>96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26.15">
            <text:p>26.15</text:p>
          </table:table-cell>
          <table:table-cell table:formula="oooc:=CEILING(([.T37]-[.W37]/2);[.W37])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1.5">
            <text:p>1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732512.090327697">
            <text:p>732512.09</text:p>
          </table:table-cell>
          <table:table-cell table:formula="oooc:=[.AA31]/[.M37]" office:value-type="float" office:value="0.00109213214438838">
            <text:p>0</text:p>
          </table:table-cell>
          <table:table-cell table:formula="oooc:=([.D37]/[.C37])/([.R37]/[.Q37])" office:value-type="float" office:value="0.998852439392902">
            <text:p>1</text:p>
          </table:table-cell>
          <table:table-cell/>
          <table:table-cell table:formula="oooc:=[.I37]^[$globals.$C$23]*[$globals.$C$32]/[.R37]*[.K37]*[.Y37]" office:value-type="float" office:value="109876813.549155">
            <text:p>109876813.55</text:p>
          </table:table-cell>
          <table:table-cell table:formula="oooc:=[.S37]/[.H37]" office:value-type="float" office:value="26.1507247625882">
            <text:p>26.15</text:p>
          </table:table-cell>
          <table:table-cell table:formula="oooc:=[.I37]/[.J37]" office:value-type="float" office:value="784.521742877645">
            <text:p>784.52</text:p>
          </table:table-cell>
          <table:table-cell table:formula="oooc:=[.$D37]*[$globals.$C$34]/[.$K37]" office:value-type="float" office:value="1569">
            <text:p>156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0">
            <text:p>10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23]*[$globals.$C$32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23]*[$globals.$C$32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23]*[$globals.$C$32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23]*[$globals.$C$32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23]*[$globals.$C$32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23]*[$globals.$C$32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23]*[$globals.$C$32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23]*[$globals.$C$32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23]*[$globals.$C$32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1">08/11/2007</text:date>, <text:time>01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8-11T01:04:28</dc:date>
    <dc:language>en-US</dc:language>
    <meta:editing-cycles>162</meta:editing-cycles>
    <meta:editing-duration>P9DT13H7M12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